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27" style:family="table-cell" style:parent-style-name="Default">
      <style:table-cell-properties fo:background-color="#ff9900"/>
    </style:style>
    <style:style style:name="ce28" style:family="table-cell" style:parent-style-name="Default" style:data-style-name="N107">
      <style:table-cell-properties fo:background-color="transparent"/>
      <style:text-properties fo:color="#ff0000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Dow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48.3">
            <text:p>48,3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63.1026995713588">
            <text:p>$63,10</text:p>
          </table:table-cell>
          <table:table-cell table:style-name="ce4" table:formula="of:=[.F2]-[.B3]/[.B4]" office:value-type="currency" office:currency="USD" office:value="63.1026995713588">
            <text:p>$63,10</text:p>
          </table:table-cell>
          <table:table-cell table:style-name="ce14" table:formula="of:=[.G2]/1.1" office:value-type="currency" office:currency="EUR" office:value="57.3660905194171">
            <text:p>57,3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56.3571444056645">
            <text:p>$56,36</text:p>
          </table:table-cell>
          <table:table-cell table:style-name="ce6" table:formula="of:=[.F3]-[.B3]/[.B4]" office:value-type="currency" office:currency="USD" office:value="56.3571444056645">
            <text:p>$56,36</text:p>
          </table:table-cell>
          <table:table-cell table:style-name="ce15" table:formula="of:=[.G3]/1.1" office:value-type="currency" office:currency="EUR" office:value="51.2337676415132">
            <text:p>51,23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49.065641511443">
            <text:p>49,07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0.704">
            <text:p>0,704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37.6868955245844">
            <text:p>$37,69</text:p>
          </table:table-cell>
          <table:table-cell table:style-name="ce13" table:formula="of:=[.F4]-[.B3]/[.B4]" office:value-type="currency" office:currency="USD" office:value="37.6868955245844">
            <text:p>$37,69</text:p>
          </table:table-cell>
          <table:table-cell table:style-name="ce16" table:formula="of:=[.G4]/1.1" office:value-type="currency" office:currency="EUR" office:value="34.2608141132586">
            <text:p>34,26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6.37">
            <text:p>$6,37</text:p>
          </table:table-cell>
          <table:table-cell office:value-type="string">
            <text:p>Terminal KGV</text:p>
          </table:table-cell>
          <table:table-cell office:value-type="float" office:value="10">
            <text:p>10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3.185">
            <text:p>$3,19</text:p>
          </table:table-cell>
          <table:table-cell table:style-name="ce4"/>
          <table:table-cell table:style-name="ce4" table:formula="of:=[.B8]/(1+[.D2])^(1/4)" office:value-type="currency" office:currency="USD" office:value="3.13157986655127">
            <text:p>$3,13</text:p>
          </table:table-cell>
          <table:table-cell table:style-name="ce6" table:formula="of:=[.B5]/2" office:value-type="currency" office:currency="USD" office:value="3.185">
            <text:p>$3,19</text:p>
          </table:table-cell>
          <table:table-cell table:style-name="ce6"/>
          <table:table-cell table:style-name="ce6" table:formula="of:=[.E8]/(1+[.D3])^(1/4)" office:value-type="currency" office:currency="USD" office:value="3.120699864702">
            <text:p>$3,12</text:p>
          </table:table-cell>
          <table:table-cell table:style-name="ce7" table:formula="of:=[.B5]/2" office:value-type="currency" office:currency="USD" office:value="3.185">
            <text:p>$3,19</text:p>
          </table:table-cell>
          <table:table-cell table:style-name="ce7"/>
          <table:table-cell table:style-name="ce7" table:formula="of:=[.H8]/(1+[.D4])^(1/4)" office:value-type="currency" office:currency="USD" office:value="3.11000627561905">
            <text:p>$3,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3.4398">
            <text:p>$3,44</text:p>
          </table:table-cell>
          <table:table-cell table:style-name="ce8" office:value-type="percentage" office:value="-0.46">
            <text:p>-46,00%</text:p>
          </table:table-cell>
          <table:table-cell table:style-name="ce5" table:formula="of:=[.B9]/(1+[.$D$2])^[.A9]" office:value-type="currency" office:currency="USD" office:value="3.21476635514019">
            <text:p>$3,21</text:p>
          </table:table-cell>
          <table:table-cell table:style-name="ce11" table:formula="of:=[.B5]*(1+[.F9])" office:value-type="currency" office:currency="USD" office:value="3.3761">
            <text:p>$3,38</text:p>
          </table:table-cell>
          <table:table-cell table:style-name="ce9" office:value-type="percentage" office:value="-0.47">
            <text:p>-47,00%</text:p>
          </table:table-cell>
          <table:table-cell table:style-name="ce11" table:formula="of:=[.E9]/(1+[.$D$3])^[.A9]" office:value-type="currency" office:currency="USD" office:value="3.11161290322581">
            <text:p>$3,11</text:p>
          </table:table-cell>
          <table:table-cell table:style-name="ce17" table:formula="of:=[.B5]*(1+[.I9])" office:value-type="currency" office:currency="USD" office:value="2.8665">
            <text:p>$2,87</text:p>
          </table:table-cell>
          <table:table-cell table:style-name="ce10" office:value-type="percentage" office:value="-0.55">
            <text:p>-55,00%</text:p>
          </table:table-cell>
          <table:table-cell table:style-name="ce17" table:formula="of:=[.H9]/(1+[.$D$4])^[.A9]" office:value-type="currency" office:currency="USD" office:value="2.60590909090909">
            <text:p>$2,6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5.090904">
            <text:p>$5,09</text:p>
          </table:table-cell>
          <table:table-cell table:style-name="ce8" office:value-type="percentage" office:value="0.48">
            <text:p>48,00%</text:p>
          </table:table-cell>
          <table:table-cell table:style-name="ce5" table:formula="of:=[.B10]/(1+[.$D$2])^[.A10]" office:value-type="currency" office:currency="USD" office:value="4.44659271552101">
            <text:p>$4,45</text:p>
          </table:table-cell>
          <table:table-cell table:style-name="ce11" table:formula="of:=[.E9]*(1+[.F10])" office:value-type="currency" office:currency="USD" office:value="4.861584">
            <text:p>$4,86</text:p>
          </table:table-cell>
          <table:table-cell table:style-name="ce9" office:value-type="percentage" office:value="0.44">
            <text:p>44,00%</text:p>
          </table:table-cell>
          <table:table-cell table:style-name="ce11" table:formula="of:=[.E10]/(1+[.$D$3])^[.A10]" office:value-type="currency" office:currency="USD" office:value="4.12969823100937">
            <text:p>$4,13</text:p>
          </table:table-cell>
          <table:table-cell table:style-name="ce17" table:formula="of:=[.H9]*(1+[.I10])" office:value-type="currency" office:currency="USD" office:value="3.353805">
            <text:p>$3,35</text:p>
          </table:table-cell>
          <table:table-cell table:style-name="ce10" office:value-type="percentage" office:value="0.17">
            <text:p>17,00%</text:p>
          </table:table-cell>
          <table:table-cell table:style-name="ce17" table:formula="of:=[.H10]/(1+[.$D$4])^[.A10]" office:value-type="currency" office:currency="USD" office:value="2.77173966942149">
            <text:p>$2,7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6.00726672">
            <text:p>$6,01</text:p>
          </table:table-cell>
          <table:table-cell table:style-name="ce8" office:value-type="percentage" office:value="0.18">
            <text:p>18,00%</text:p>
          </table:table-cell>
          <table:table-cell table:style-name="ce5" table:formula="of:=[.B11]/(1+[.$D$2])^[.A11]" office:value-type="currency" office:currency="USD" office:value="4.90371906945307">
            <text:p>$4,90</text:p>
          </table:table-cell>
          <table:table-cell table:style-name="ce11" table:formula="of:=[.E10]*(1+[.F11])" office:value-type="currency" office:currency="USD" office:value="5.54220576">
            <text:p>$5,54</text:p>
          </table:table-cell>
          <table:table-cell table:style-name="ce9" office:value-type="percentage" office:value="0.14">
            <text:p>14,00%</text:p>
          </table:table-cell>
          <table:table-cell table:style-name="ce11" table:formula="of:=[.E11]/(1+[.$D$3])^[.A11]" office:value-type="currency" office:currency="USD" office:value="4.33903777267344">
            <text:p>$4,34</text:p>
          </table:table-cell>
          <table:table-cell table:style-name="ce17" table:formula="of:=[.H10]*(1+[.I11])" office:value-type="currency" office:currency="USD" office:value="3.6891855">
            <text:p>$3,69</text:p>
          </table:table-cell>
          <table:table-cell table:style-name="ce10" office:value-type="percentage" office:value="0.1">
            <text:p>10,00%</text:p>
          </table:table-cell>
          <table:table-cell table:style-name="ce17" table:formula="of:=[.H11]/(1+[.$D$4])^[.A11]" office:value-type="currency" office:currency="USD" office:value="2.77173966942149">
            <text:p>$2,77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15.6966580066655">
            <text:p>$15,70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14.7010487716106">
            <text:p>$14,70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11.2593947053711">
            <text:p>$11,26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60.0726672">
            <text:p>$60,07</text:p>
          </table:table-cell>
          <table:table-cell table:style-name="ce4"/>
          <table:table-cell table:style-name="ce5" table:formula="of:=[.B13]/(1+[.D2])^([.A11]+1/2)" office:value-type="currency" office:currency="USD" office:value="47.4060415646933">
            <text:p>$47,41</text:p>
          </table:table-cell>
          <table:table-cell table:style-name="ce11" table:formula="of:=[.E11]*[.D5]" office:value-type="currency" office:currency="USD" office:value="55.4220576">
            <text:p>$55,42</text:p>
          </table:table-cell>
          <table:table-cell table:style-name="ce6"/>
          <table:table-cell table:style-name="ce11" table:formula="of:=[.E13]/(1+[.D3])^([.A11]+1/2)" office:value-type="currency" office:currency="USD" office:value="41.6560956340539">
            <text:p>$41,66</text:p>
          </table:table-cell>
          <table:table-cell table:style-name="ce17" table:formula="of:=[.H11]*[.D5]" office:value-type="currency" office:currency="USD" office:value="36.891855">
            <text:p>$36,89</text:p>
          </table:table-cell>
          <table:table-cell table:style-name="ce7"/>
          <table:table-cell table:style-name="ce17" table:formula="of:=[.H13]/(1+[.D4])^([.A11]+1/2)" office:value-type="currency" office:currency="USD" office:value="26.4275008192133">
            <text:p>$26,4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27" office:value-type="string">
            <text:p>Hold</text:p>
          </table:table-cell>
          <table:table-cell table:style-name="ce27" office:value-type="float" office:value="3.2">
            <text:p>3,2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office:value-type="string">
            <text:p>Dow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48.3">
            <text:p>48,3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186.012342164187">
            <text:p>$186,01</text:p>
          </table:table-cell>
          <table:table-cell table:style-name="ce4" table:formula="of:=[.F2]-[.B3]/[.B4]" office:value-type="currency" office:currency="USD" office:value="170.813478527824">
            <text:p>$170,81</text:p>
          </table:table-cell>
          <table:table-cell table:style-name="ce14" table:formula="of:=[.G2]/1.1" office:value-type="currency" office:currency="EUR" office:value="155.28498047984">
            <text:p>155,28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.7">
            <text:p>10,7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81.4582378387624">
            <text:p>$81,46</text:p>
          </table:table-cell>
          <table:table-cell table:style-name="ce6" table:formula="of:=[.F3]-[.B3]/[.B4]" office:value-type="currency" office:currency="USD" office:value="66.2593742023987">
            <text:p>$66,26</text:p>
          </table:table-cell>
          <table:table-cell table:style-name="ce15" table:formula="of:=[.G3]/1.1" office:value-type="currency" office:currency="EUR" office:value="60.2357947294534">
            <text:p>60,24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73.2662341431579">
            <text:p>73,2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704">
            <text:p>0,704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48.5715502887122">
            <text:p>$48,57</text:p>
          </table:table-cell>
          <table:table-cell table:style-name="ce13" table:formula="of:=[.F4]-[.B3]/[.B4]" office:value-type="currency" office:currency="USD" office:value="33.3726866523486">
            <text:p>$33,37</text:p>
          </table:table-cell>
          <table:table-cell table:style-name="ce16" table:formula="of:=[.G4]/1.1" office:value-type="currency" office:currency="EUR" office:value="30.3388060475896">
            <text:p>30,34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7.69">
            <text:p>$7,69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3.845">
            <text:p>$3,85</text:p>
          </table:table-cell>
          <table:table-cell table:style-name="ce4"/>
          <table:table-cell table:style-name="ce4" table:formula="of:=[.B8]/(1+[.D2])^(1/4)" office:value-type="currency" office:currency="USD" office:value="3.78051007437665">
            <text:p>$3,78</text:p>
          </table:table-cell>
          <table:table-cell table:style-name="ce6" table:formula="of:=[.B5]/2" office:value-type="currency" office:currency="USD" office:value="3.845">
            <text:p>$3,85</text:p>
          </table:table-cell>
          <table:table-cell/>
          <table:table-cell table:style-name="ce6" table:formula="of:=[.E8]/(1+[.D3])^(1/4)" office:value-type="currency" office:currency="USD" office:value="3.76737550385532">
            <text:p>$3,77</text:p>
          </table:table-cell>
          <table:table-cell table:style-name="ce7" table:formula="of:=[.B5]/2" office:value-type="currency" office:currency="USD" office:value="3.845">
            <text:p>$3,85</text:p>
          </table:table-cell>
          <table:table-cell table:style-name="ce7"/>
          <table:table-cell table:style-name="ce7" table:formula="of:=[.H8]/(1+[.D4])^(1/4)" office:value-type="currency" office:currency="USD" office:value="3.75446597480541">
            <text:p>$3,7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.1526">
            <text:p>$4,15</text:p>
          </table:table-cell>
          <table:table-cell table:style-name="ce8" office:value-type="percentage" office:value="-0.46">
            <text:p>-46,00%</text:p>
          </table:table-cell>
          <table:table-cell table:formula="of:=[.B9]/(1+[.$D$2])^[.A9]" office:value-type="currency" office:currency="USD" office:value="3.88093457943925">
            <text:p>$3,88</text:p>
          </table:table-cell>
          <table:table-cell table:style-name="ce11" table:formula="of:=[.B5]*(1+[.F9])" office:value-type="currency" office:currency="USD" office:value="4.0757">
            <text:p>$4,08</text:p>
          </table:table-cell>
          <table:table-cell table:style-name="ce9" office:value-type="percentage" office:value="-0.47">
            <text:p>-47,00%</text:p>
          </table:table-cell>
          <table:table-cell table:formula="of:=[.E9]/(1+[.$D$3])^[.A9]" office:value-type="currency" office:currency="USD" office:value="3.75640552995392">
            <text:p>$3,76</text:p>
          </table:table-cell>
          <table:table-cell table:formula="of:=[.B5]*(1+[.I9])" office:value-type="currency" office:currency="USD" office:value="3.4605">
            <text:p>$3,46</text:p>
          </table:table-cell>
          <table:table-cell table:style-name="ce10" office:value-type="percentage" office:value="-0.55">
            <text:p>-55,00%</text:p>
          </table:table-cell>
          <table:table-cell table:style-name="ce17" table:formula="of:=[.H9]/(1+[.$D$4])^[.A9]" office:value-type="currency" office:currency="USD" office:value="3.14590909090909">
            <text:p>$3,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145848">
            <text:p>$6,15</text:p>
          </table:table-cell>
          <table:table-cell table:style-name="ce8" office:value-type="percentage" office:value="0.48">
            <text:p>48,00%</text:p>
          </table:table-cell>
          <table:table-cell table:formula="of:=[.B10]/(1+[.$D$2])^[.A10]" office:value-type="currency" office:currency="USD" office:value="5.36802166128046">
            <text:p>$5,37</text:p>
          </table:table-cell>
          <table:table-cell table:style-name="ce11" table:formula="of:=[.E9]*(1+[.F10])" office:value-type="currency" office:currency="USD" office:value="5.869008">
            <text:p>$5,87</text:p>
          </table:table-cell>
          <table:table-cell table:style-name="ce9" office:value-type="percentage" office:value="0.44">
            <text:p>44,00%</text:p>
          </table:table-cell>
          <table:table-cell table:formula="of:=[.E10]/(1+[.$D$3])^[.A10]" office:value-type="currency" office:currency="USD" office:value="4.98545987385589">
            <text:p>$4,99</text:p>
          </table:table-cell>
          <table:table-cell table:formula="of:=[.H9]*(1+[.I10])" office:value-type="currency" office:currency="USD" office:value="4.048785">
            <text:p>$4,05</text:p>
          </table:table-cell>
          <table:table-cell table:style-name="ce10" office:value-type="percentage" office:value="0.17">
            <text:p>17,00%</text:p>
          </table:table-cell>
          <table:table-cell table:style-name="ce17" table:formula="of:=[.H10]/(1+[.$D$4])^[.A10]" office:value-type="currency" office:currency="USD" office:value="3.34610330578512">
            <text:p>$3,3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25210064">
            <text:p>$7,25</text:p>
          </table:table-cell>
          <table:table-cell table:style-name="ce8" office:value-type="percentage" office:value="0.18">
            <text:p>18,00%</text:p>
          </table:table-cell>
          <table:table-cell table:formula="of:=[.B11]/(1+[.$D$2])^[.A11]" office:value-type="currency" office:currency="USD" office:value="5.91987435543079">
            <text:p>$5,92</text:p>
          </table:table-cell>
          <table:table-cell table:style-name="ce11" table:formula="of:=[.E10]*(1+[.F11])" office:value-type="currency" office:currency="USD" office:value="6.69066912">
            <text:p>$6,69</text:p>
          </table:table-cell>
          <table:table-cell table:style-name="ce9" office:value-type="percentage" office:value="0.14">
            <text:p>14,00%</text:p>
          </table:table-cell>
          <table:table-cell table:formula="of:=[.E11]/(1+[.$D$3])^[.A11]" office:value-type="currency" office:currency="USD" office:value="5.2381790379684">
            <text:p>$5,24</text:p>
          </table:table-cell>
          <table:table-cell table:formula="of:=[.H10]*(1+[.I11])" office:value-type="currency" office:currency="USD" office:value="4.4536635">
            <text:p>$4,45</text:p>
          </table:table-cell>
          <table:table-cell table:style-name="ce10" office:value-type="percentage" office:value="0.1">
            <text:p>10,00%</text:p>
          </table:table-cell>
          <table:table-cell table:style-name="ce17" table:formula="of:=[.H11]/(1+[.$D$4])^[.A11]" office:value-type="currency" office:currency="USD" office:value="3.34610330578512">
            <text:p>$3,35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18.9493406705272">
            <text:p>$18,95</text:p>
          </table:table-cell>
          <table:table-cell table:style-name="ce11"/>
          <table:table-cell/>
          <table:table-cell table:formula="of:=SUM([.G8:.G11])" office:value-type="currency" office:currency="USD" office:value="17.7474199456335">
            <text:p>$17,75</text:p>
          </table:table-cell>
          <table:table-cell/>
          <table:table-cell table:style-name="ce7"/>
          <table:table-cell table:style-name="ce17" table:formula="of:=SUM([.J8:.J11])" office:value-type="currency" office:currency="USD" office:value="13.5925816772848">
            <text:p>$13,59</text:p>
          </table:table-cell>
        </table:table-row>
        <table:table-row table:style-name="ro1">
          <table:table-cell office:value-type="string">
            <text:p>Cash Flow Wachstum</text:p>
          </table:table-cell>
          <table:table-cell/>
          <table:table-cell table:style-name="ce8" office:value-type="percentage" office:value="0.04">
            <text:p>4,00%</text:p>
          </table:table-cell>
          <table:table-cell/>
          <table:table-cell table:style-name="ce11"/>
          <table:table-cell/>
          <table:table-cell table:number-columns-repeated="2"/>
          <table:table-cell table:style-name="ce7"/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211.701288673641">
            <text:p>$211,70</text:p>
          </table:table-cell>
          <table:table-cell table:style-name="ce4"/>
          <table:table-cell table:formula="of:=[.B14]/(1+[.D2])^([.A11]+1/2)" office:value-type="currency" office:currency="USD" office:value="167.06300149366">
            <text:p>$167,06</text:p>
          </table:table-cell>
          <table:table-cell table:style-name="ce11" table:formula="of:=[.E11]*(1-((1+[.F13])/(1+[.D3]))^60)/(1-(1+[.F13])/(1+[.D3]))" office:value-type="currency" office:currency="USD" office:value="84.7651361768412">
            <text:p>$84,77</text:p>
          </table:table-cell>
          <table:table-cell/>
          <table:table-cell table:formula="of:=[.E14]/(1+[.D3])^([.A11]+1/2)" office:value-type="currency" office:currency="USD" office:value="63.7108178931288">
            <text:p>$63,71</text:p>
          </table:table-cell>
          <table:table-cell table:formula="of:=[.H11]*(1-((1+[.I13])/(1+[.D4]))^60)/(1-(1+[.I13])/(1+[.D4]))" office:value-type="currency" office:currency="USD" office:value="48.829401118556">
            <text:p>$48,83</text:p>
          </table:table-cell>
          <table:table-cell table:style-name="ce7"/>
          <table:table-cell table:style-name="ce17" table:formula="of:=[.H14]/(1+[.D4])^([.A11]+1/2)" office:value-type="currency" office:currency="USD" office:value="34.9789686114275">
            <text:p>$34,98</text:p>
          </table:table-cell>
        </table:table-row>
      </table:table>
      <table:table table:name="Divi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office:value-type="string">
            <text:p>Dow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48.3">
            <text:p>48,3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5">
            <text:p>5,00%</text:p>
          </table:table-cell>
          <table:table-cell/>
          <table:table-cell table:style-name="ce4" table:formula="of:=[.D14]+[.D12]" office:value-type="currency" office:currency="USD" office:value="131.408961152322">
            <text:p>$131,41</text:p>
          </table:table-cell>
          <table:table-cell table:style-name="ce14" table:formula="of:=[.F2]/1.1" office:value-type="currency" office:currency="EUR" office:value="119.462691956657">
            <text:p>119,46 €</text:p>
          </table:table-cell>
          <table:table-cell table:style-name="ce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.7">
            <text:p>10,7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6">
            <text:p>6,00%</text:p>
          </table:table-cell>
          <table:table-cell/>
          <table:table-cell table:formula="of:=[.G12]+[.G14]" office:value-type="currency" office:currency="USD" office:value="50.6735849024693">
            <text:p>$50,67</text:p>
          </table:table-cell>
          <table:table-cell table:style-name="ce15" table:formula="of:=[.F3]/1.1" office:value-type="currency" office:currency="EUR" office:value="46.0668953658812">
            <text:p>46,07 €</text:p>
          </table:table-cell>
          <table:table-cell table:style-name="ce9" office:value-type="percentage" office:value="0.6">
            <text:p>60,00%</text:p>
          </table:table-cell>
          <table:table-cell table:formula="of:=[.H2]*[.G2]+[.H3]*[.G3]+[.H4]*[.G4]" office:value-type="currency" office:currency="EUR" office:value="56.6983589104386">
            <text:p>56,70 €</text:p>
          </table:table-cell>
          <table:table-cell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704">
            <text:p>0,704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07">
            <text:p>7,00%</text:p>
          </table:table-cell>
          <table:table-cell/>
          <table:table-cell table:style-name="ce12" table:formula="of:=[.J12]+[.J14]" office:value-type="currency" office:currency="USD" office:value="28.4112581476817">
            <text:p>$28,41</text:p>
          </table:table-cell>
          <table:table-cell table:style-name="ce28" table:formula="of:=[.F4]/1.1" office:value-type="currency" office:currency="EUR" office:value="25.8284164978925">
            <text:p>25,83 €</text:p>
          </table:table-cell>
          <table:table-cell table:style-name="ce1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Dividende</text:p>
          </table:table-cell>
          <table:table-cell table:style-name="ce3" office:value-type="currency" office:currency="USD" office:value="2.8">
            <text:p>$2,80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4">
            <text:p>$1,40</text:p>
          </table:table-cell>
          <table:table-cell table:style-name="ce4"/>
          <table:table-cell table:style-name="ce4" table:formula="of:=[.B8]/(1+[.D2])^(1/4)" office:value-type="currency" office:currency="USD" office:value="1.3830271663923">
            <text:p>$1,38</text:p>
          </table:table-cell>
          <table:table-cell table:style-name="ce6" table:formula="of:=[.B5]/2" office:value-type="currency" office:currency="USD" office:value="1.4">
            <text:p>$1,40</text:p>
          </table:table-cell>
          <table:table-cell/>
          <table:table-cell table:style-name="ce6" table:formula="of:=[.E8]/(1+[.D3])^(1/4)" office:value-type="currency" office:currency="USD" office:value="1.3797537063622">
            <text:p>$1,38</text:p>
          </table:table-cell>
          <table:table-cell table:style-name="ce7" table:formula="of:=[.B5]/2" office:value-type="currency" office:currency="USD" office:value="1.4">
            <text:p>$1,40</text:p>
          </table:table-cell>
          <table:table-cell table:style-name="ce7"/>
          <table:table-cell table:style-name="ce7" table:formula="of:=[.H8]/(1+[.D4])^(1/4)" office:value-type="currency" office:currency="USD" office:value="1.3765186226599">
            <text:p>$1,3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912">
            <text:p>$2,91</text:p>
          </table:table-cell>
          <table:table-cell table:style-name="ce8" office:value-type="percentage" office:value="0.04">
            <text:p>4,00%</text:p>
          </table:table-cell>
          <table:table-cell table:formula="of:=[.B9]/(1+[.$D$2])^[.A9]" office:value-type="currency" office:currency="USD" office:value="2.77333333333333">
            <text:p>$2,77</text:p>
          </table:table-cell>
          <table:table-cell table:style-name="ce11" table:formula="of:=[.B5]*(1+[.F9])" office:value-type="currency" office:currency="USD" office:value="2.856">
            <text:p>$2,86</text:p>
          </table:table-cell>
          <table:table-cell table:style-name="ce9" office:value-type="percentage" office:value="0.02">
            <text:p>2,00%</text:p>
          </table:table-cell>
          <table:table-cell table:formula="of:=[.E9]/(1+[.$D$3])^[.A9]" office:value-type="currency" office:currency="USD" office:value="2.69433962264151">
            <text:p>$2,69</text:p>
          </table:table-cell>
          <table:table-cell table:formula="of:=[.B5]*(1+[.I9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9]/(1+[.$D$4])^[.A9]" office:value-type="currency" office:currency="USD" office:value="2.61682242990654">
            <text:p>$2,6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02848">
            <text:p>$3,03</text:p>
          </table:table-cell>
          <table:table-cell table:style-name="ce8" office:value-type="percentage" office:value="0.04">
            <text:p>4,00%</text:p>
          </table:table-cell>
          <table:table-cell table:formula="of:=[.B10]/(1+[.$D$2])^[.A10]" office:value-type="currency" office:currency="USD" office:value="2.74692063492063">
            <text:p>$2,75</text:p>
          </table:table-cell>
          <table:table-cell table:style-name="ce11" table:formula="of:=[.E9]*(1+[.F10])" office:value-type="currency" office:currency="USD" office:value="2.91312">
            <text:p>$2,91</text:p>
          </table:table-cell>
          <table:table-cell table:style-name="ce9" office:value-type="percentage" office:value="0.02">
            <text:p>2,00%</text:p>
          </table:table-cell>
          <table:table-cell table:formula="of:=[.E10]/(1+[.$D$3])^[.A10]" office:value-type="currency" office:currency="USD" office:value="2.59266642933428">
            <text:p>$2,59</text:p>
          </table:table-cell>
          <table:table-cell table:formula="of:=[.H9]*(1+[.I10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0]/(1+[.$D$4])^[.A10]" office:value-type="currency" office:currency="USD" office:value="2.44562843916499">
            <text:p>$2,4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1496192">
            <text:p>$3,15</text:p>
          </table:table-cell>
          <table:table-cell table:style-name="ce8" office:value-type="percentage" office:value="0.04">
            <text:p>4,00%</text:p>
          </table:table-cell>
          <table:table-cell table:formula="of:=[.B11]/(1+[.$D$2])^[.A11]" office:value-type="currency" office:currency="USD" office:value="2.72075948601663">
            <text:p>$2,72</text:p>
          </table:table-cell>
          <table:table-cell table:style-name="ce11" table:formula="of:=[.E10]*(1+[.F11])" office:value-type="currency" office:currency="USD" office:value="2.9713824">
            <text:p>$2,97</text:p>
          </table:table-cell>
          <table:table-cell table:style-name="ce9" office:value-type="percentage" office:value="0.02">
            <text:p>2,00%</text:p>
          </table:table-cell>
          <table:table-cell table:formula="of:=[.E11]/(1+[.$D$3])^[.A11]" office:value-type="currency" office:currency="USD" office:value="2.4948299603028">
            <text:p>$2,49</text:p>
          </table:table-cell>
          <table:table-cell table:formula="of:=[.H10]*(1+[.I11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1]/(1+[.$D$4])^[.A11]" office:value-type="currency" office:currency="USD" office:value="2.28563405529439">
            <text:p>$2,29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9.6240406206629">
            <text:p>$9,62</text:p>
          </table:table-cell>
          <table:table-cell table:style-name="ce11"/>
          <table:table-cell/>
          <table:table-cell table:formula="of:=SUM([.G8:.G11])" office:value-type="currency" office:currency="USD" office:value="9.16158971864079">
            <text:p>$9,16</text:p>
          </table:table-cell>
          <table:table-cell/>
          <table:table-cell table:style-name="ce7"/>
          <table:table-cell table:style-name="ce17" table:formula="of:=SUM([.J8:.J11])" office:value-type="currency" office:currency="USD" office:value="8.72460354702582">
            <text:p>$8,72</text:p>
          </table:table-cell>
        </table:table-row>
        <table:table-row table:style-name="ro1">
          <table:table-cell office:value-type="string">
            <text:p>Divi Wachstum</text:p>
          </table:table-cell>
          <table:table-cell/>
          <table:table-cell table:style-name="ce8" office:value-type="percentage" office:value="0.04">
            <text:p>4,00%</text:p>
          </table:table-cell>
          <table:table-cell/>
          <table:table-cell table:style-name="ce11"/>
          <table:table-cell table:style-name="ce9" office:value-type="percentage" office:value="0">
            <text:p>0,00%</text:p>
          </table:table-cell>
          <table:table-cell table:number-columns-repeated="2"/>
          <table:table-cell table:style-name="ce10" office:value-type="percentage" office:value="-0.05">
            <text:p>-5,00%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144.462811857887">
            <text:p>$144,46</text:p>
          </table:table-cell>
          <table:table-cell table:style-name="ce4"/>
          <table:table-cell table:formula="of:=[.B14]/(1+[.D2])^([.A11]+1/2)" office:value-type="currency" office:currency="USD" office:value="121.78492053166">
            <text:p>$121,78</text:p>
          </table:table-cell>
          <table:table-cell table:style-name="ce11" table:formula="of:=[.E11]*(1-((1+[.F13])/(1+[.D3]))^60)/(1-(1+[.F13])/(1+[.D3]))" office:value-type="currency" office:currency="USD" office:value="50.9030887527496">
            <text:p>$50,90</text:p>
          </table:table-cell>
          <table:table-cell/>
          <table:table-cell table:formula="of:=[.E14]/(1+[.D3])^([.A11]+1/2)" office:value-type="currency" office:currency="USD" office:value="41.5119951838285">
            <text:p>$41,51</text:p>
          </table:table-cell>
          <table:table-cell table:formula="of:=[.H11]*(1-((1+[.I13])/(1+[.D4]))^60)/(1-(1+[.I13])/(1+[.D4]))" office:value-type="currency" office:currency="USD" office:value="24.9468171370659">
            <text:p>$24,95</text:p>
          </table:table-cell>
          <table:table-cell table:style-name="ce7"/>
          <table:table-cell table:style-name="ce17" table:formula="of:=[.H14]/(1+[.D4])^([.A11]+1/2)" office:value-type="currency" office:currency="USD" office:value="19.6866546006559">
            <text:p>$19,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5">05.02.2023</text:date>, <text:time>20:00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05T20:00:07.16</dc:date>
    <dc:creator>aaa </dc:creator>
    <meta:editing-duration>P2DT21H38M47S</meta:editing-duration>
    <meta:editing-cycles>47</meta:editing-cycles>
    <meta:generator>OpenOffice/4.1.5$Win32 OpenOffice.org_project/415m1$Build-9789</meta:generator>
    <meta:document-statistic meta:table-count="3" meta:cell-count="288" meta:object-count="0"/>
  </office:meta>
</office:document-meta>
</file>